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042e" officeooo:paragraph-rsid="00130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Array has following methods:</text:p>
      <text:p text:style-name="P1"/>
      <text:p text:style-name="P1">array.length()</text:p>
      <text:p text:style-name="P1">array.push(0;</text:p>
      <text:p text:style-name="P1">array.pop();</text:p>
      <text:p text:style-name="P1">array.join();</text:p>
      <text:p text:style-name="P1">indexof(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1:46:59.266111842</meta:creation-date>
    <dc:date>2017-04-02T22:01:31.079740309</dc:date>
    <meta:editing-duration>PT4M21S</meta:editing-duration>
    <meta:editing-cycles>1</meta:editing-cycles>
    <meta:document-statistic meta:table-count="0" meta:image-count="0" meta:object-count="0" meta:page-count="1" meta:paragraph-count="6" meta:word-count="10" meta:character-count="100" meta:non-whitespace-character-count="96"/>
    <meta:generator>LibreOffice/5.2.6.2$Linux_X86_64 LibreOffice_project/20$Build-2</meta:generator>
  </office:meta>
</office:document-meta>
</file>